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epartment-highest-salary/" text:style-name="Internet_20_link" text:visited-style-name="Visited_20_Internet_20_Link"><text:span text:style-name="T1">184. Department Highest Salary</text:span></text:a></text:p>
      <text:section text:style-name="Sect1" text:name="headlessui-popover-button-:rr:">
        <text:p text:style-name="Standard"/>
      </text:section>
      <text:p text:style-name="P5">Medium</text:p>
      <text:p text:style-name="P5">1.8K</text:p>
      <text:p text:style-name="P5">181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5">Companies</text:p>
      <text:p text:style-name="P5">SQL Schema</text:p>
      <text:p text:style-name="Horizontal_20_Line"/>
      <text:p text:style-name="P6">Pandas Schema</text:p>
      <text:p text:style-name="Horizontal_20_Line"/>
      <text:p text:style-name="P8"><text:span text:style-name="T1">Table: </text:span><text:span text:style-name="Source_20_Text"><text:span text:style-name="T2">Employee</text:span></text:span></text:p>
      <text:p text:style-name="P2">+--------------+---------+</text:p>
      <text:p text:style-name="P2">| Column Name <text:s/>| Type <text:s text:c="3"/>|</text:p>
      <text:p text:style-name="P2">+--------------+---------+</text:p>
      <text:p text:style-name="P2">| id <text:s text:c="10"/>| int <text:s text:c="4"/>|</text:p>
      <text:p text:style-name="P2">| name <text:s text:c="8"/>| varchar |</text:p>
      <text:p text:style-name="P2">| salary <text:s text:c="6"/>| int <text:s text:c="4"/>|</text:p>
      <text:p text:style-name="P2">| departmentId | int <text:s text:c="4"/>|</text:p>
      <text:p text:style-name="P2">+--------------+---------+</text:p>
      <text:p text:style-name="P2">id is the primary key (column with unique values) for this table.</text:p>
      <text:p text:style-name="P3"><text:span text:style-name="T1">departmentId is a foreign key (reference columns) of the ID from the </text:span><text:span text:style-name="Source_20_Text"><text:span text:style-name="T2">Department </text:span></text:span><text:span text:style-name="T1">table.</text:span></text:p>
      <text:p text:style-name="P1">Each row of this table indicates the ID, name, and salary of an employee. It also contains the ID of their department.</text:p>
      <text:p text:style-name="P7"> </text:p>
      <text:p text:style-name="P8"><text:span text:style-name="T1">Table: </text:span><text:span text:style-name="Source_20_Text"><text:span text:style-name="T2">Department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name <text:s text:c="7"/>| varchar |</text:p>
      <text:p text:style-name="P2">+-------------+---------+</text:p>
      <text:p text:style-name="P3"><text:span text:style-name="T1">id is the primary key (column with unique values) for this table. It is guaranteed that department name is not </text:span><text:span text:style-name="Source_20_Text"><text:span text:style-name="T2">NULL.</text:span></text:span></text:p>
      <text:p text:style-name="P1">Each row of this table indicates the ID of a department and its name.</text:p>
      <text:p text:style-name="P7"> </text:p>
      <text:p text:style-name="P7">Write a solution to find employees who have the highest salary in each of the departments.</text:p>
      <text:p text:style-name="P8"><text:span text:style-name="T1">Return the result table in </text:span><text:span text:style-name="Strong_20_Emphasis"><text:span text:style-name="T1">any order</text:span></text:span><text:span text:style-name="T1">.</text:span></text:p>
      <text:p text:style-name="P7">The result format is in the following example.</text:p>
      <text:p text:style-name="P7"> </text:p>
      <text:p text:style-name="P8"><text:span text:style-name="Strong_20_Emphasis"><text:span text:style-name="T1">Example 1:</text:span></text:span></text:p>
      <text:p text:style-name="P3"><text:soft-page-break/><text:span text:style-name="Strong_20_Emphasis"><text:span text:style-name="T1">Input:</text:span></text:span><text:span text:style-name="T1"> </text:span></text:p>
      <text:p text:style-name="P2">Employee table:</text:p>
      <text:p text:style-name="P2">+----+-------+--------+--------------+</text:p>
      <text:p text:style-name="P2">| id | name <text:s/>| salary | departmentId |</text:p>
      <text:p text:style-name="P2">+----+-------+--------+--------------+</text:p>
      <text:p text:style-name="P2">| 1 <text:s/>| Joe <text:s text:c="2"/>| 70000 <text:s/>| 1 <text:s text:c="11"/>|</text:p>
      <text:p text:style-name="P2">| 2 <text:s/>| Jim <text:s text:c="2"/>| 90000 <text:s/>| 1 <text:s text:c="11"/>|</text:p>
      <text:p text:style-name="P2">| 3 <text:s/>| Henry | 80000 <text:s/>| 2 <text:s text:c="11"/>|</text:p>
      <text:p text:style-name="P2">| 4 <text:s/>| Sam <text:s text:c="2"/>| 60000 <text:s/>| 2 <text:s text:c="11"/>|</text:p>
      <text:p text:style-name="P2">| 5 <text:s/>| Max <text:s text:c="2"/>| 90000 <text:s/>| 1 <text:s text:c="11"/>|</text:p>
      <text:p text:style-name="P2">+----+-------+--------+--------------+</text:p>
      <text:p text:style-name="P2">Department table:</text:p>
      <text:p text:style-name="P2">+----+-------+</text:p>
      <text:p text:style-name="P2">| id | name <text:s/>|</text:p>
      <text:p text:style-name="P2">+----+-------+</text:p>
      <text:p text:style-name="P2">| 1 <text:s/>| IT <text:s text:c="3"/>|</text:p>
      <text:p text:style-name="P2">| 2 <text:s/>| Sales |</text:p>
      <text:p text:style-name="P2">+----+-------+</text:p>
      <text:p text:style-name="P3"><text:span text:style-name="Strong_20_Emphasis"><text:span text:style-name="T1">Output:</text:span></text:span><text:span text:style-name="T1"> </text:span></text:p>
      <text:p text:style-name="P2">+------------+----------+--------+</text:p>
      <text:p text:style-name="P2">| Department | Employee | Salary |</text:p>
      <text:p text:style-name="P2">+------------+----------+--------+</text:p>
      <text:p text:style-name="P2">| IT <text:s text:c="8"/>| Jim <text:s text:c="5"/>| 90000 <text:s/>|</text:p>
      <text:p text:style-name="P2">| Sales <text:s text:c="5"/>| Henry <text:s text:c="3"/>| 80000 <text:s/>|</text:p>
      <text:p text:style-name="P2">| IT <text:s text:c="8"/>| Max <text:s text:c="5"/>| 90000 <text:s/>|</text:p>
      <text:p text:style-name="P2">+------------+----------+--------+</text:p>
      <text:p text:style-name="P4"><text:span text:style-name="Strong_20_Emphasis"><text:span text:style-name="T1">Explanation:</text:span></text:span><text:span text:style-name="T1"> Max and Jim both have the highest salary in the IT department and Henry has the highest salary in the Sales department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4T19:25:35.765000000</dc:date>
    <meta:editing-duration>PT17S</meta:editing-duration>
    <meta:editing-cycles>1</meta:editing-cycles>
    <meta:document-statistic meta:table-count="0" meta:image-count="0" meta:object-count="0" meta:page-count="2" meta:paragraph-count="62" meta:word-count="354" meta:character-count="1948" meta:non-whitespace-character-count="1507"/>
    <meta:generator>LibreOffice/7.2.2.2$Windows_X86_64 LibreOffice_project/02b2acce88a210515b4a5bb2e46cbfb63fe97d56</meta:generator>
  </office:meta>
</office:document-meta>
</file>